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fo:font-weight="bold" style:font-weight-asian="bold" fo:hyphenate="true" fo:hyphenation-remain-char-count="0" fo:hyphenation-push-char-count="0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fo:font-weight="bold" style:font-weight-asian="bold"/>
    </style:style>
    <style:style style:name="P4" style:family="paragraph" style:parent-style-name="Text_20_body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5" style:family="paragraph" style:parent-style-name="Text_20_body">
      <style:paragraph-properties fo:margin-left="0cm" fo:margin-right="0cm" fo:text-indent="1.245cm" style:auto-text-indent="false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Text_20_body" style:master-page-name="MP0">
      <style:paragraph-properties style:page-number="auto" fo:break-before="page"/>
      <style:text-properties fo:language="fr" fo:country="FR"/>
    </style:style>
    <style:style style:name="P8" style:family="paragraph" style:parent-style-name="Text_20_body" style:list-style-name="L1"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/>
    </style:style>
    <style:style style:name="T3" style:family="text">
      <style:text-properties fo:language="fr" fo:country="F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language="fr" fo:country="FR" fo:font-style="italic" style:font-style-asian="italic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88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2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69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6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3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7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lément Mommessin</text:p>
      <text:p text:style-name="P2">Henry Lefèvre</text:p>
      <text:p text:style-name="P2"/>
      <text:p text:style-name="P4">Projet - Puissance 4</text:p>
      <text:p text:style-name="P2"/>
      <text:p text:style-name="P2">Description :</text:p>
      <text:p text:style-name="P2"/>
      <text:p text:style-name="Text_20_body"><text:span text:style-name="Police_20_par_20_défaut"><text:span text:style-name="T2">La classe Jeu :</text:span></text:span></text:p>
      <text:p text:style-name="P5"><text:span text:style-name="Police_20_par_20_défaut"><text:span text:style-name="T1">C’est la classe principale du projet. Elle le contrôle et gère le déroulement d’une partie en fonction de son </text:span></text:span><text:span text:style-name="Police_20_par_20_défaut"><text:span text:style-name="T1">type (Joueur vs Joueur, Joueur vs IA, …). Son rôle est principal</text:span></text:span><text:span text:style-name="Police_20_par_20_défaut"><text:span text:style-name="T1">ement de faire le lien entre </text:span></text:span><text:span text:style-name="Police_20_par_20_défaut"><text:span text:style-name="T1">l’interface graphique (classe </text:span></text:span><text:span text:style-name="Police_20_par_20_défaut"><text:span text:style-name="T3">MaFenetre</text:span></text:span><text:span text:style-name="Police_20_par_20_défaut"><text:span text:style-name="T1">) et la partie calcule réalisée dans la classe </text:span></text:span><text:span text:style-name="Police_20_par_20_défaut"><text:span text:style-name="T3">Plateau</text:span></text:span><text:span text:style-name="Police_20_par_20_défaut"><text:span text:style-name="T1">.</text:span></text:span></text:p>
      <text:p text:style-name="Text_20_body"><text:span text:style-name="Police_20_par_20_défaut"><text:span text:style-name="T1">Cette classe possède par ailleurs un attribut </text:span></text:span><text:span text:style-name="Police_20_par_20_défaut"><text:span text:style-name="T4">level</text:span></text:span><text:span text:style-name="Police_20_par_20_défaut"><text:span text:style-name="T1"> qui correspond au niveau de difficulté de l’IA</text:span></text:span><text:span text:style-name="Police_20_par_20_défaut"><text:span text:style-name="T1">. Par défaut, attribut est initialisé à 4 (niveau intermédiaire).</text:span></text:span></text:p>
      <text:p text:style-name="Text_20_body"/>
      <text:p text:style-name="P3">La classe Plateau :</text:p>
      <text:p text:style-name="P5"><text:span text:style-name="Police_20_par_20_défaut"><text:span text:style-name="T1">C'est la classe initiale qui permet de jouer</text:span></text:span><text:span text:style-name="Police_20_par_20_défaut"><text:span text:style-name="T1"> sur la console Java sans fenêtre graphique. Elle définit un tableau d’entier (</text:span></text:span><text:span text:style-name="Police_20_par_20_défaut"><text:span text:style-name="T1">via</text:span></text:span><text:span text:style-name="Police_20_par_20_défaut"><text:span text:style-name="T1"> l’attribut </text:span></text:span><text:span text:style-name="Police_20_par_20_défaut"><text:span text:style-name="T4">table)</text:span></text:span><text:span text:style-name="Police_20_par_20_défaut"><text:span text:style-name="T1"> de 6 par 7 avec des valeurs à 0 pour une case vide et -1 ou 1 suivant le joueur qui occupe cette case.</text:span></text:span></text:p>
      <text:p text:style-name="P2">La classe implémente les méthodes qui permettent de gérer le jeu en interne, comme la méthode qui joue un coup en colonne i, qui détermine si le dernier coup joué permet à un joueur de gagner, ou encore la méthode d'évaluation d'un coup et bien d’autres pour gérer le plateau de jeu.</text:p>
      <text:p text:style-name="Text_20_body"><text:span text:style-name="Police_20_par_20_défaut"><text:span text:style-name="T1">Un attribut </text:span></text:span><text:span text:style-name="Police_20_par_20_défaut"><text:span text:style-name="T4">j</text:span></text:span><text:span text:style-name="Police_20_par_20_défaut"><text:span text:style-name="T4">oueur</text:span></text:span><text:span text:style-name="Police_20_par_20_défaut"><text:span text:style-name="T1"> sert également à savoir quel jeton</text:span></text:span><text:span text:style-name="Police_20_par_20_défaut"><text:span text:style-name="T1"> </text:span></text:span><text:span text:style-name="Police_20_par_20_défaut"><text:span text:style-name="T1">(-1 ou 1)</text:span></text:span><text:span text:style-name="Police_20_par_20_défaut"><text:span text:style-name="T1"> doit être inséré</text:span></text:span><text:span text:style-name="Police_20_par_20_défaut"><text:span text:style-name="T1"> dans la méthode </text:span></text:span><text:span text:style-name="Police_20_par_20_défaut"><text:span text:style-name="T4">joue</text:span></text:span><text:span text:style-name="Police_20_par_20_défaut"><text:span text:style-name="T4">()</text:span></text:span><text:span text:style-name="Police_20_par_20_défaut"><text:span text:style-name="T1">. Il est égal à 1 pour les jaunes et -1 pour les rouges.</text:span></text:span></text:p>
      <text:p text:style-name="P2">Les colonnes du plateau sont numérotées de 0 à 6. Pour jouer un coup sur le plateau il faut indiquer un chiffre entre 0 et 6 qui représente la colonne dans laquelle on veut jouer ainsi le jeton du joueur courant sera écrit au bonne endroit sur le jeu.</text:p>
      <text:p text:style-name="P2"/>
      <text:p text:style-name="P3">Les classes IA :</text:p>
      <text:p text:style-name="Text_20_body"><text:span text:style-name="Police_20_par_20_défaut"><text:span text:style-name="T2"><text:tab/></text:span></text:span><text:span text:style-name="Police_20_par_20_défaut"><text:span text:style-name="T1">Ces classes sont chacune des Threads. Le principe est le même pour chacune d’entre elles. Il y a un attribut </text:span></text:span><text:span text:style-name="Police_20_par_20_défaut"><text:span text:style-name="T4">coup</text:span></text:span><text:span text:style-name="Police_20_par_20_défaut"><text:span text:style-name="T1"> qui représente le coup que l’ordinateur va jouer.</text:span></text:span></text:p>
      <text:p text:style-name="Text_20_body"><text:span text:style-name="Police_20_par_20_défaut"><text:span text:style-name="T1">Lorsque c’est</text:span></text:span><text:span text:style-name="Police_20_par_20_défaut"><text:span text:style-name="T1"> à l’ordinateur de jouer, la classe </text:span></text:span><text:span text:style-name="Police_20_par_20_défaut"><text:span text:style-name="T3">Jeu</text:span></text:span><text:span text:style-name="Police_20_par_20_défaut"><text:span text:style-name="T1"> crée et lance un Thread IA, celui-ci met à jour la variable </text:span></text:span><text:span text:style-name="Police_20_par_20_défaut"><text:span text:style-name="T4">coup</text:span></text:span><text:span text:style-name="Police_20_par_20_défaut"><text:span text:style-name="T1"> suivant les méthodes de calculs appelées (min_max/max_min, jouer_Glouton, …). Une f</text:span></text:span><text:span text:style-name="Police_20_par_20_défaut"><text:span text:style-name="T1">ois le Thread terminé ou arrêté</text:span></text:span><text:span text:style-name="Police_20_par_20_défaut"><text:span text:style-name="T1">, la méthode </text:span></text:span><text:span text:style-name="Police_20_par_20_défaut"><text:span text:style-name="T3">getCoup</text:span></text:span><text:span text:style-name="Police_20_par_20_défaut"><text:span text:style-name="T4">()</text:span></text:span><text:span text:style-name="Police_20_par_20_défaut"><text:span text:style-name="T1"> permet simple</text:span></text:span><text:span text:style-name="Police_20_par_20_défaut"><text:span text:style-name="T1"> de récupérer la valeur de la variable </text:span></text:span><text:span text:style-name="Police_20_par_20_défaut"><text:span text:style-name="T4">coup</text:span></text:span><text:span text:style-name="Police_20_par_20_défaut"><text:span text:style-name="T1"> calculée et de jouer en conséquent sur le plateau.</text:span></text:span></text:p>
      <text:p text:style-name="P2">Le constructeur prend en paramètre le plateau sur lequel chercher et un niveau qui correspond jusqu’à quelle de profondeur l’IA ira chercher. Une profondeur correspond à un coup d’un joueur.</text:p>
      <text:p text:style-name="P2"/>
      <text:p text:style-name="P1"/>
      <text:p text:style-name="P3">La classe CoupListener :</text:p>
      <text:p text:style-name="Text_20_body"><text:span text:style-name="Police_20_par_20_défaut"><text:span text:style-name="T1"><text:tab/>Cette classe est une simple interface qui permet de créer le lien entre l’interface graphique et la classe </text:span></text:span><text:span text:style-name="Police_20_par_20_défaut"><text:span text:style-name="T3">Jeu</text:span></text:span><text:span text:style-name="Police_20_par_20_défaut"><text:span text:style-name="T1">. </text:span></text:span><text:span text:style-name="Police_20_par_20_défaut"><text:span text:style-name="T1">Elle est utilisée dans l</text:span></text:span><text:span text:style-name="Police_20_par_20_défaut"><text:span text:style-name="T1">a classe </text:span></text:span><text:span text:style-name="Police_20_par_20_défaut"><text:span text:style-name="T3">Menu</text:span></text:span><text:span text:style-name="Police_20_par_20_défaut"><text:span text:style-name="T1"> et la classe </text:span></text:span><text:span text:style-name="Police_20_par_20_défaut"><text:span text:style-name="T3">MaFenetre</text:span></text:span><text:span text:style-name="Police_20_par_20_défaut"><text:span text:style-name="T1"> qui</text:span></text:span><text:span text:style-name="Police_20_par_20_défaut"><text:span text:style-name="T1"> lance des évènements dès qu’une action est effectuée par l’utilisateur comme</text:span></text:span><text:span text:style-name="Police_20_par_20_défaut"><text:span text:style-name="T1"> cliquer sur le damier, ou lancer une nouvelle partie.</text:span></text:span></text:p>
      <text:p text:style-name="P2"/>
      <text:p text:style-name="P3">Les classes graphiques :</text:p>
      <text:p text:style-name="P5"><text:span text:style-name="Police_20_par_20_défaut"><text:span text:style-name="T1">La plupart de la partie graphique est gérée dans la classe </text:span></text:span><text:span text:style-name="Police_20_par_20_défaut"><text:span text:style-name="T3">MaFenetre</text:span></text:span><text:span text:style-name="Police_20_par_20_défaut"><text:span text:style-name="T1">, Elle s’occupe de l’affichage des élémen</text:span></text:span><text:span text:style-name="Police_20_par_20_défaut"><text:span text:style-name="T1">ts, de l’animation des jetons ou encore</text:span></text:span><text:span text:style-name="Police_20_par_20_défaut"><text:span text:style-name="T1"> elle </text:span></text:span><text:span text:style-name="Police_20_par_20_défaut"><text:span text:style-name="T1">s’occupe de récupé</text:span></text:span><text:span text:style-name="Police_20_par_20_défaut"><text:span text:style-name="T1">re</text:span></text:span><text:span text:style-name="Police_20_par_20_défaut"><text:span text:style-name="T1">r</text:span></text:span><text:span text:style-name="Police_20_par_20_défaut"><text:span text:style-name="T1"> la colonne dans la</text:span></text:span><text:span text:style-name="Police_20_par_20_défaut"><text:span text:style-name="T1">quelle l’utilisateur veut jouer lorsqu’un clic de souris est effectué sur le damier.</text:span></text:span></text:p>
      <text:p text:style-name="P2"/>
      <text:p text:style-name="P2"/>
      <text:p text:style-name="Text_20_body"><text:span text:style-name="Police_20_par_20_défaut"><text:span text:style-name="T1">En fonction de l’attribut </text:span></text:span><text:span text:style-name="Police_20_par_20_défaut"><text:span text:style-name="T4">type</text:span></text:span><text:span text:style-name="Police_20_par_20_défaut"><text:span text:style-name="T1"> dans la classe </text:span></text:span><text:span text:style-name="Police_20_par_20_défaut"><text:span text:style-name="T3">Jeu</text:span></text:span><text:span text:style-name="Police_20_par_20_défaut"><text:span text:style-name="T1">, </text:span></text:span></text:p>
      <text:list xml:id="list514575123398216010" text:style-name="L1">
        <text:list-item>
          <text:p text:style-name="P8">Type = 1 : Joueur <text:s/>vs Joueur</text:p>
        </text:list-item>
        <text:list-item>
          <text:p text:style-name="P8">Type = 2 : Joueur vs IA</text:p>
        </text:list-item>
        <text:list-item>
          <text:p text:style-name="P8">Type = 3 : IA vs Joueur</text:p>
        </text:list-item>
        <text:list-item>
          <text:p text:style-name="P8">Type = 4 : IA vs IA</text:p>
        </text:list-item>
      </text:list>
      <text:p text:style-name="P6"/>
      <text:p text:style-name="Standard"><text:span text:style-name="Police_20_par_20_défaut"><text:span text:style-name="T1">Pour modifier l’alg</text:span></text:span><text:span text:style-name="Police_20_par_20_défaut"><text:span text:style-name="T1">orithme de l’intelligence artificielle, il faut aller dans les fonctions </text:span></text:span><text:span text:style-name="Police_20_par_20_défaut"><text:span text:style-name="T4">cpu_Joueur1()</text:span></text:span><text:span text:style-name="Police_20_par_20_défaut"><text:span text:style-name="T1"> et </text:span></text:span><text:span text:style-name="Police_20_par_20_défaut"><text:span text:style-name="T4">cpu_Joueur2()</text:span></text:span><text:span text:style-name="Police_20_par_20_défaut"><text:span text:style-name="T1"> dans la classe </text:span></text:span><text:span text:style-name="Police_20_par_20_défaut"><text:span text:style-name="T3">Jeu</text:span></text:span><text:span text:style-name="Police_20_par_20_défaut"><text:span text:style-name="T1"> (cf voir le code et les commentaires)</text:span></text:span><text:span text:style-name="Police_20_par_20_défaut"><text:span text:style-name="T1">.</text:span></text:span></text:p>
      <text:p text:style-name="Standard"><text:span text:style-name="Police_20_par_20_défaut"><text:span text:style-name="T1">Pour modifier l’intelligence artificielle pour les types de partie 1, 2 et 3 il <text:s/>faut faire les modifications dans la fonction </text:span></text:span><text:span text:style-name="Police_20_par_20_défaut"><text:span text:style-name="T4">cpu_J</text:span></text:span><text:span text:style-name="Police_20_par_20_défaut"><text:span text:style-name="T4">oueur2()</text:span></text:span><text:span text:style-name="Police_20_par_20_défaut"><text:span text:style-name="T1">.</text:span></text:span></text:p>
      <text:p text:style-name="Standard"><text:span text:style-name="Police_20_par_20_défaut"><text:span text:style-name="T1">La fonction </text:span></text:span><text:span text:style-name="Police_20_par_20_défaut"><text:span text:style-name="T4">cpu_Joueur1()</text:span></text:span><text:span text:style-name="Police_20_par_20_défaut"><text:span text:style-name="T1"> est uniquement appelée</text:span></text:span><text:span text:style-name="Police_20_par_20_défaut"><text:span text:style-name="T1"> pour joue</text:span></text:span><text:span text:style-name="Police_20_par_20_défaut"><text:span text:style-name="T1">r les jaunes dans les</text:span></text:span><text:span text:style-name="Police_20_par_20_défaut"><text:span text:style-name="T1"> partie</text:span></text:span><text:span text:style-name="Police_20_par_20_défaut"><text:span text:style-name="T1">s</text:span></text:span><text:span text:style-name="Police_20_par_20_défaut"><text:span text:style-name="T1"> IA vs IA</text:span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language="fr" fo:country="FR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Symbol" style:font-name-asian="Andale Sans UI" style:font-name-complex="Tahoma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meta:initial-creator>Léa</meta:initial-creator>
    <meta:creation-date>2014-03-22T17:36:00Z</meta:creation-date>
    <dc:date>2014-03-23T02:00:28.90</dc:date>
    <meta:editing-cycles>62</meta:editing-cycles>
    <meta:editing-duration>PT2H53M46S</meta:editing-duration>
    <meta:document-statistic meta:table-count="0" meta:image-count="0" meta:object-count="0" meta:page-count="2" meta:paragraph-count="28" meta:word-count="603" meta:character-count="342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